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56mm" fo:margin-left="33.66mm" table:align="left" style:shadow="none"/>
    </style:style>
    <style:style style:name="Table1.A" style:family="table-column">
      <style:table-column-properties style:column-width="93.2mm"/>
    </style:style>
    <style:style style:name="Table1.B" style:family="table-column">
      <style:table-column-properties style:column-width="8.27mm"/>
    </style:style>
    <style:style style:name="Table1.C" style:family="table-column">
      <style:table-column-properties style:column-width="26.09mm"/>
    </style:style>
    <style:style style:name="Table1.1" style:family="table-row">
      <style:table-row-properties style:row-height="0.32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9.86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B2" style:family="table-cell">
      <style:table-cell-properties style:vertical-align="" fo:padding="0mm" fo:border-left="0.6pt solid #000001" fo:border-right="1.5pt solid #000001" fo:border-top="none" fo:border-bottom="none"/>
    </style:style>
    <style:style style:name="Table1.C2" style:family="table-cell">
      <style:table-cell-properties style:vertical-align="" fo:padding="0mm" fo:border-left="1.5pt solid #000001" fo:border-right="none" fo:border-top="none" fo:border-bottom="1.75pt solid #000001"/>
    </style:style>
    <style:style style:name="Table1.3" style:family="table-row">
      <style:table-row-properties style:row-height="7.06mm" fo:keep-together="auto"/>
    </style:style>
    <style:style style:name="Table1.A3" style:family="table-cell">
      <style:table-cell-properties style:vertical-align="middle"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1.75pt solid #000001" fo:border-bottom="none"/>
    </style:style>
    <style:style style:name="Table2" style:family="table">
      <style:table-properties style:width="161.22mm" fo:margin-left="0mm" table:align="left"/>
    </style:style>
    <style:style style:name="Table2.A" style:family="table-column">
      <style:table-column-properties style:column-width="27.43mm"/>
    </style:style>
    <style:style style:name="Table2.B" style:family="table-column">
      <style:table-column-properties style:column-width="133.79mm"/>
    </style:style>
    <style:style style:name="Table2.1" style:family="table-row">
      <style:table-row-properties style:row-height="6.39mm" fo:keep-together="auto"/>
    </style:style>
    <style:style style:name="Table2.A1" style:family="table-cell">
      <style:table-cell-properties style:vertical-align="middle" fo:padding="0mm" fo:border="none"/>
    </style:style>
    <style:style style:name="Table2.B1" style:family="table-cell">
      <style:table-cell-properties style:vertical-align="" fo:padding="0mm" fo:border="none"/>
    </style:style>
    <style:style style:name="P1" style:family="paragraph" style:parent-style-name="Frame_20_contents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2" style:family="paragraph" style:parent-style-name="Frame_20_contents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>
          <style:tab-stop style:position="53.85mm" style:type="right"/>
        </style:tab-stops>
      </style:paragraph-properties>
    </style:style>
    <style:style style:name="P3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4" style:family="paragraph" style:parent-style-name="Standard">
      <style:paragraph-properties fo:margin-top="0mm" fo:margin-bottom="2.82mm" fo:line-height="0.35mm"/>
    </style:style>
    <style:style style:name="P5" style:family="paragraph" style:parent-style-name="Standard">
      <style:paragraph-properties fo:margin-top="0mm" fo:margin-bottom="12.35mm" fo:line-height="0.35mm"/>
    </style:style>
    <style:style style:name="P6" style:family="paragraph" style:parent-style-name="Standard">
      <style:paragraph-properties fo:margin-left="6.35mm" fo:margin-right="0mm" fo:margin-top="2.54mm" fo:margin-bottom="0mm" fo:line-height="100%" fo:text-align="start" style:justify-single-word="false" fo:text-indent="0mm" style:auto-text-indent="false">
        <style:tab-stops>
          <style:tab-stop style:position="37.54mm" style:leader-style="dotted" style:leader-text="."/>
          <style:tab-stop style:position="99.84mm" style:type="right" style:leader-style="dotted" style:leader-text="."/>
          <style:tab-stop style:position="109.61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36.83mm" fo:margin-right="29.21mm" fo:margin-top="5.08mm" fo:margin-bottom="0mm" fo:line-height="130%" fo:text-align="start" style:justify-single-word="false" fo:text-indent="-30.48mm" style:auto-text-indent="false"/>
    </style:style>
    <style:style style:name="P8" style:family="paragraph" style:parent-style-name="Standard">
      <style:paragraph-properties fo:margin-left="36.83mm" fo:margin-right="12.7mm" fo:margin-top="2.54mm" fo:margin-bottom="0mm" fo:line-height="150%" fo:text-align="start" style:justify-single-word="false" fo:text-indent="-30.48mm" style:auto-text-indent="false"/>
    </style:style>
    <style:style style:name="P9" style:family="paragraph" style:parent-style-name="Standard">
      <style:paragraph-properties fo:margin-left="83.82mm" fo:margin-right="0mm" fo:margin-top="5.72mm" fo:margin-bottom="0mm" fo:line-height="100%" fo:text-align="start" style:justify-single-word="false" fo:text-indent="0mm" style:auto-text-indent="false">
        <style:tab-stops>
          <style:tab-stop style:position="99.84mm" style:type="right"/>
          <style:tab-stop style:position="160.48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53.34mm" fo:margin-right="0mm" fo:margin-top="0mm" fo:margin-bottom="1.27mm" fo:line-height="100%" fo:text-align="start" style:justify-single-word="false" fo:text-indent="0mm" style:auto-text-indent="false">
        <style:tab-stops>
          <style:tab-stop style:position="99.84mm" style:type="right"/>
          <style:tab-stop style:position="160.48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2.54mm" fo:margin-right="0mm" fo:margin-top="0mm" fo:margin-bottom="0mm" fo:line-height="100%" fo:text-align="start" style:justify-single-word="false" fo:text-indent="-2.54mm" style:auto-text-indent="false">
        <style:tab-stops>
          <style:tab-stop style:position="77.15mm" style:leader-style="dotted" style:leader-text="."/>
          <style:tab-stop style:position="103.35mm" style:leader-style="dotted" style:leader-text="."/>
          <style:tab-stop style:position="115.76mm" style:type="right" style:leader-style="dotted" style:leader-text="."/>
        </style:tab-stops>
      </style:paragraph-properties>
    </style:style>
    <style:style style:name="P12" style:family="paragraph" style:parent-style-name="Standard" style:master-page-name="Standard">
      <style:paragraph-properties fo:margin-top="0mm" fo:margin-bottom="0mm" fo:line-height="0mm" style:page-number="auto"/>
    </style:style>
    <style:style style:name="P13" style:family="paragraph" style:parent-style-name="Standard">
      <style:paragraph-properties fo:margin-left="0mm" fo:margin-right="0mm" fo:margin-top="0mm" fo:margin-bottom="0mm" fo:line-height="77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6mm" fo:language="en" fo:country="US" fo:font-weight="bold" style:font-size-asian="13.5pt" style:font-weight-asian="bold" style:text-scale="100%"/>
    </style:style>
    <style:style style:name="P1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0.18mm" fo:language="en" fo:country="US" fo:font-weight="bold" style:font-size-asian="13.5pt" style:font-weight-asian="bold" style:text-scale="100%"/>
    </style:style>
    <style:style style:name="P1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8pt" fo:letter-spacing="normal" fo:language="en" fo:country="US" style:font-size-asian="8pt" style:text-scale="100%"/>
    </style:style>
    <style:style style:name="P16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P17" style:family="paragraph" style:parent-style-name="Standard">
      <style:paragraph-properties fo:margin-left="0mm" fo:margin-right="0mm" fo:margin-top="1.27mm" fo:margin-bottom="0mm" fo:line-height="78%" fo:text-align="center" style:justify-single-word="false" fo:text-indent="0mm" style:auto-text-indent="false"/>
      <style:text-properties fo:color="#000000" style:text-line-through-style="none" style:text-position="0% 100%" style:font-name="Verdana" fo:font-size="34.5pt" fo:letter-spacing="normal" fo:language="en" fo:country="US" style:font-size-asian="34.5pt" style:text-scale="105%"/>
    </style:style>
    <style:style style:name="P18" style:family="paragraph" style:parent-style-name="Standard">
      <style:paragraph-properties fo:margin-left="0mm" fo:margin-right="0mm" fo:margin-top="0.64mm" fo:margin-bottom="0mm" fo:line-height="150%" fo:text-align="start" style:justify-single-word="false" fo:text-indent="0mm" style:auto-text-indent="false">
        <style:tab-stops/>
      </style:paragraph-properties>
    </style:style>
    <style:style style:name="P19" style:family="paragraph" style:parent-style-name="Standard">
      <style:paragraph-properties fo:margin-left="0mm" fo:margin-right="5.47mm" fo:margin-top="0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0" style:family="paragraph" style:parent-style-name="Standard">
      <style:paragraph-properties fo:margin-left="0mm" fo:margin-right="5.47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1" style:family="paragraph" style:parent-style-name="Standard">
      <style:paragraph-properties fo:margin-left="0mm" fo:margin-right="93.98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6.35mm" fo:margin-right="0mm" fo:margin-top="2.54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6mm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5.72mm" fo:margin-bottom="0mm" fo:line-height="200%" fo:text-align="justify" style:justify-single-word="false" fo:text-indent="6.35mm" style:auto-text-indent="false"/>
    </style:style>
    <style:style style:name="P24" style:family="paragraph" style:parent-style-name="Standard">
      <style:paragraph-properties fo:margin-left="1.27mm" fo:margin-right="1.27mm" fo:margin-top="2.54mm" fo:margin-bottom="0mm" fo:line-height="100%" fo:text-align="justify" style:justify-single-word="false" fo:text-indent="0mm" style:auto-text-indent="false"/>
    </style:style>
    <style:style style:name="P25" style:family="paragraph" style:parent-style-name="Standard">
      <style:paragraph-properties fo:margin-left="0.25mm" fo:margin-right="0mm" fo:margin-top="1.9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2mm" fo:language="en" fo:country="US" style:font-size-asian="8pt" style:text-scale="100%"/>
    </style:style>
    <style:style style:name="P26" style:family="paragraph" style:parent-style-name="Frame_20_contents">
      <style:paragraph-properties fo:margin-left="0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7" style:family="paragraph" style:parent-style-name="Frame_20_contents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Frame_20_contents">
      <style:paragraph-properties fo:margin-left="0mm" fo:margin-right="0mm" fo:margin-top="2.54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9" style:family="paragraph" style:parent-style-name="Frame_20_contents">
      <style:paragraph-properties fo:margin-left="41.91mm" fo:margin-right="0mm" fo:margin-top="1.91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0" style:family="paragraph" style:parent-style-name="Frame_20_contents">
      <style:paragraph-properties fo:margin-left="-0.05mm" fo:margin-right="-0.05mm" fo:margin-top="0mm" fo:margin-bottom="0mm" fo:line-height="5.34mm" fo:text-align="start" style:justify-single-word="false" fo:text-indent="0mm" style:auto-text-indent="false"/>
    </style:style>
    <style:style style:name="P31" style:family="paragraph" style:parent-style-name="Frame_20_contents">
      <style:paragraph-properties fo:margin-left="-0.05mm" fo:margin-right="-0.05mm" fo:margin-top="1.27mm" fo:margin-bottom="0.64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0.05mm" fo:language="en" fo:country="US" style:font-size-asian="10.5pt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-0.18mm" fo:language="en" fo:country="US" style:font-size-asian="10.5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11mm" fo:language="en" fo:country="US" style:font-size-asian="10.5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" style:font-size-asian="10.5pt" style:language-asian="zh" style:country-asian="CN" style:font-weight-asian="normal" style:font-name-complex="Courier New" style:font-size-complex="16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0.09mm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0.09mm" fo:language="en" fo:country="US" style:text-underline-style="solid" style:text-underline-width="auto" style:text-underline-color="font-color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4.46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4.55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25mm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0.18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T21" style:family="text"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T22" style:family="text">
      <style:text-properties fo:color="#000000" style:text-line-through-style="none" style:text-position="0% 100%" style:font-name="Times New Roman" fo:font-size="8pt" fo:letter-spacing="0.19mm" fo:language="en" fo:country="US" style:font-size-asian="8pt" style:text-scale="100%"/>
    </style:style>
    <style:style style:name="T23" style:family="text">
      <style:text-properties fo:color="#000000" style:text-line-through-style="none" style:text-position="0% 100%" style:font-name="Times New Roman" fo:font-size="8pt" fo:letter-spacing="0.21mm" fo:language="en" fo:country="US" style:font-size-asian="8pt" style:text-scale="100%"/>
    </style:style>
    <style:style style:name="T24" style:family="text"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95%"/>
    </style:style>
    <style:style style:name="T25" style:family="text">
      <style:text-properties fo:color="#000000" style:text-line-through-style="none" style:text-position="0% 100%" style:font-name="Times New Roman" fo:font-size="11.5pt" fo:letter-spacing="4.46mm" fo:language="en" fo:country="US" style:text-underline-style="solid" style:text-underline-width="auto" style:text-underline-color="font-color" style:font-size-asian="11.5pt" style:text-scale="100%"/>
    </style:style>
    <style:style style:name="T26" style:family="text">
      <style:text-properties fo:color="#000000" style:text-line-through-style="none" style:text-position="0% 100%" style:font-name="Times New Roman" fo:font-size="11.5pt" fo:letter-spacing="-0.11mm" fo:language="en" fo:country="US" fo:font-weight="bold" style:font-size-asian="11.5pt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font-size="11.5pt" fo:letter-spacing="-0.09mm" fo:language="en" fo:country="US" fo:font-weight="bold" style:font-size-asian="11.5pt" style:font-weight-asian="bold" style:text-scale="100%"/>
    </style:style>
    <style:style style:name="T28" style:family="text">
      <style:text-properties fo:color="#000000" style:text-line-through-style="none" style:text-position="0% 100%" style:font-name="Times New Roman" fo:font-size="11.5pt" fo:letter-spacing="-0.04mm" fo:language="en" fo:country="US" fo:font-weight="bold" style:font-size-asian="11.5pt" style:font-weight-asian="bold" style:text-scale="100%"/>
    </style:style>
    <style:style style:name="T29" style:family="text">
      <style:text-properties fo:color="#000000" style:text-line-through-style="none" style:text-position="super 58%" style:font-name="Times New Roman" fo:font-size="10.5pt" fo:letter-spacing="0.14mm" fo:language="en" fo:country="US" style:font-size-asian="10.5pt" style:text-scale="100%"/>
    </style:style>
    <style:style style:name="T30" style:family="text">
      <style:text-properties fo:letter-spacing="0.11mm" style:font-name-asian="Calibri" style:language-asian="zh" style:country-asian="CN" style:font-name-complex="Courier New" style:font-size-complex="16pt"/>
    </style:style>
    <style:style style:name="T31" style:family="text">
      <style:text-properties style:font-name-asian="Calibri" style:language-asian="zh" style:country-asian="CN" style:font-name-complex="Courier New" style:font-size-complex="16pt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1.5mm" fo:border="0.06pt solid #000000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3"><text:span text:style-name="T6">THE COMPANIES ACT<text:line-break/></text:span><text:span text:style-name="T7">(CHAPTER 50)/<text:line-break/></text:span><text:span text:style-name="T8">The Companies Regulations 1987<text:line-break/></text:span><text:span text:style-name="T9">4Sections 17 (7), 26 (2), 30 (4), 31 (1) and (2),<text:line-break/>33 (9), 34, 186 (1), 227B (1) and 290 (2)/<text:line-break/></text:span><text:span text:style-name="T10">Regulations 24 and 66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3">FORM</text:p>
            <text:p text:style-name="P17">11</text:p>
          </table:table-cell>
        </table:table-row>
        <table:table-row table:style-name="Table1.3">
          <table:table-cell table:style-name="Table1.A3" office:value-type="string">
            <text:p text:style-name="P14">NOTICE OF RESOLUTION</text:p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15">Folio No</text:p>
          </table:table-cell>
        </table:table-row>
      </table:table>
      <text:p text:style-name="P4"/>
      <text:p text:style-name="P18"><text:span text:style-name="T5">Name of Company: </text:span><text:span text:style-name="T11"><text:placeholder text:placeholder-type="text">&lt;o.name&gt;</text:placeholder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Company No:</text:p>
          </table:table-cell>
          <table:table-cell table:style-name="Table2.B1" office:value-type="string">
            <text:p text:style-name="P20"><text:span text:style-name="T31"><text:placeholder text:placeholder-type="text">&lt;o.uen&gt;</text:placeholder></text:span></text:p>
          </table:table-cell>
        </table:table-row>
      </table:table>
      <text:p text:style-name="P5"/>
      <text:p text:style-name="P21">The Registrar of Companies &amp; Businesses, Singapore</text:p>
      <text:p text:style-name="P23"><text:span text:style-name="T14">At a (general) meeting of the *members/creditors/directors of the abovenamed company duly convened and held at </text:span><text:span text:style-name="T15"><text:s/>VVV </text:span><text:span text:style-name="T14"><text:s text:c="3"/>on <text:s text:c="2"/>19 <text:s text:c="2"/>, the *special/</text:span><text:span text:style-name="T17"> </text:span><text:span text:style-name="T3">ordinary/Directors' resolution set out *below/in the tannexure marked with the letter "A" and signed by </text:span><text:span text:style-name="T10">me for purposes of identification was *duly passed/agreed to.</text:span></text:p>
      <text:p text:style-name="P22">(Set out resolution here if a copy thereof is not annexed).</text:p>
      <text:p text:style-name="P24"><text:span text:style-name="T26">Resolved: That the name of the company be changed to "</text:span><text:span text:style-name="T11"><text:placeholder text:placeholder-type="text">&lt;o.name&gt;</text:placeholder></text:span><text:span text:style-name="T26">" and that the name "</text:span><text:span text:style-name="T12"><text:placeholder text:placeholder-type="text">&lt;o.name&gt;</text:placeholder></text:span><text:span text:style-name="T26">" be </text:span><text:span text:style-name="T27">substituted for "ZZZ" wherever the later name appears in the company's Memorandum and </text:span><text:span text:style-name="T28">Articles of Association."</text:span></text:p>
      <text:p text:style-name="P7"><text:span text:style-name="T3">Name(s) of person(s) who signed *this/these resolution(s)/minute(s) was/were: </text:span><text:span text:style-name="T11"><text:placeholder text:placeholder-type="text">&lt;get_director1(o.id)['name']&gt;</text:placeholder></text:span></text:p>
      <text:p text:style-name="P8"><text:span text:style-name="T8">The designation of the person signing the resolution(s) in the abovenamed company is: </text:span><text:span text:style-name="T2">Director</text:span></text:p>
      <text:p text:style-name="P6"><text:span text:style-name="T18">Dated this <text:tab/></text:span><text:span text:style-name="T19"> day of <text:tab/></text:span><text:span text:style-name="T10"><text:tab/></text:span></text:p>
      <text:p text:style-name="P9"><text:span text:style-name="T1"><text:tab/></text:span><text:span text:style-name="T19">Signature: <text:tab/></text:span></text:p>
      <text:p text:style-name="P10"><text:span text:style-name="T1"><text:tab/></text:span><text:span text:style-name="T9">Name of *Director/Seeretary</text:span><text:span text:style-name="T29">- </text:span><text:span text:style-name="T11"><text:placeholder text:placeholder-type="text">&lt;get_director1(o.id)['name']&gt;</text:placeholder></text:span></text:p>
      <text:p text:style-name="P25">+ Delete whichever references to sections are inapplicable.</text:p>
      <text:p text:style-name="P16">* Delete where inapplicable.</text:p>
      <text:p text:style-name="P11"><draw:frame draw:style-name="fr1" draw:name="Frame1" text:anchor-type="paragraph" svg:x="91.1mm" svg:y="13.69mm" svg:width="68.79mm" svg:height="8.78mm" draw:z-index="0"><draw:text-box><text:p text:style-name="P26">For Official Use</text:p></draw:text-box></draw:frame><draw:frame draw:style-name="fr1" draw:name="2" text:anchor-type="paragraph" svg:x="0mm" svg:y="13.42mm" svg:width="84.4mm" svg:height="37.45mm" draw:z-index="2"><draw:text-box><text:p text:style-name="P1"><text:span text:style-name="T4">Lodged in the office of the Registrar of Companies &amp; </text:span><text:span text:style-name="T2">Businesses by</text:span></text:p><text:p text:style-name="P27">Name:</text:p><text:p text:style-name="P28">Address:</text:p><text:p text:style-name="P2"><text:span text:style-name="T5">A/c No:<text:tab/></text:span><text:span text:style-name="T1">Tel No:</text:span></text:p><text:p text:style-name="P29">Fax No:</text:p></draw:text-box></draw:frame><draw:frame draw:style-name="fr1" draw:name="1" text:anchor-type="paragraph" svg:x="90.73mm" svg:y="23.92mm" svg:width="68.56mm" svg:height="27.2mm" draw:z-index="1"><draw:text-box><text:p text:style-name="P30"><text:span text:style-name="T3">Date of Registration:</text:span></text:p><text:p text:style-name="P30"><text:span text:style-name="T1">Receipt No:</text:span></text:p><text:p text:style-name="P31">Checked By:</text:p></draw:text-box></draw:frame><text:span text:style-name="T21">+ Where a copy of the resolution is annexed, the annexure is to be endorsed as follows: "This is the annexure marked "A" referred </text:span><text:span text:style-name="T22">to in the notice of resolution signed by me on the <text:tab/></text:span><text:span text:style-name="T23"> day of <text:tab/></text:span><text:span text:style-name="T2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11mm" fo:margin-bottom="11.85mm" fo:margin-left="24.61mm" fo:margin-right="23.34mm" style:writing-mode="lr-tb" style:layout-grid-color="#c0c0c0" style:layout-grid-lines="2387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8T15:38:06</dc:date>
    <dc:creator>phung11764 </dc:creator>
    <meta:generator>LibreOffice/3.5$Linux_X86_64 LibreOffice_project/350m1$Build-2</meta:generator>
    <meta:editing-duration>PT4M20S</meta:editing-duration>
    <meta:editing-cycles>10</meta:editing-cycles>
    <meta:document-statistic meta:table-count="2" meta:image-count="0" meta:object-count="0" meta:page-count="1" meta:paragraph-count="29" meta:word-count="256" meta:character-count="1614" meta:non-whitespace-character-count="1365"/>
  </office:meta>
</office:document-meta>
</file>